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ropertyDescriptorTests.nonIndexed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.setFoo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PropertyDescriptorTests.toString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implePropertyDescriptorTests.indexed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.setFoo( int i ,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getFoo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